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5pt" officeooo:rsid="00053f6d" style:font-size-asian="13.1000003814697pt" style:font-size-complex="15pt"/>
    </style:style>
    <style:style style:name="P2" style:family="paragraph" style:parent-style-name="Standard">
      <style:text-properties style:font-name="Times New Roman" fo:font-size="15pt" officeooo:rsid="00073baa" officeooo:paragraph-rsid="00073baa" style:font-size-asian="13.1000003814697pt" style:font-size-complex="15pt"/>
    </style:style>
    <style:style style:name="P3" style:family="paragraph" style:parent-style-name="Standard">
      <style:text-properties style:font-name="Times New Roman" fo:font-size="15pt" officeooo:rsid="0008505b" officeooo:paragraph-rsid="0008505b" style:font-size-asian="13.1000003814697pt" style:font-size-complex="15pt"/>
    </style:style>
    <style:style style:name="T1" style:family="text">
      <style:text-properties officeooo:rsid="00085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ce corretto e migliorato:</text:p>
      <text:p text:style-name="P1"/>
      <text:p text:style-name="P2">********************************************************************</text:p>
      <text:p text:style-name="P1"/>
      <text:p text:style-name="P2">from datetime import datetime</text:p>
      <text:p text:style-name="P2">def assistente_virtuale(comando):</text:p>
      <text:p text:style-name="P2"><text:tab/>if comando==”1”:</text:p>
      <text:p text:style-name="P2"><text:tab/><text:tab/>oggi=datetime.today()</text:p>
      <text:p text:style-name="P2"><text:tab/><text:tab/>return(“La data di oggi è “+oggi.strftime(“%d/%m/%Y))</text:p>
      <text:p text:style-name="P2"><text:tab/>elif comando==”2”:</text:p>
      <text:p text:style-name="P2"><text:tab/><text:tab/>ora_attuale=datetime.now()</text:p>
      <text:p text:style-name="P2"><text:tab/><text:tab/>return(“L’ora attuale è “+ora_attuale.strftime(“%H:%M”))</text:p>
      <text:p text:style-name="P2"><text:tab/>elif comando==”3”:</text:p>
      <text:p text:style-name="P2"><text:tab/><text:tab/>return(“Mi chiamo Assistente Virtuale”)</text:p>
      <text:p text:style-name="P2"><text:tab/>else:</text:p>
      <text:p text:style-name="P2"><text:tab/><text:tab/>return(“Non ho capito la tua domanda.”)</text:p>
      <text:p text:style-name="P2">while True:</text:p>
      <text:p text:style-name="P2"><text:tab/>print(“Cosa vuoi sapere? ”)</text:p>
      <text:p text:style-name="P2"><text:tab/>comando_utente=input(“\n1) Data\n 2) Ore\n 3) Come ti chiami?\n0) Chiudi”)</text:p>
      <text:p text:style-name="P2"><text:tab/>if comando_utente==”0”:</text:p>
      <text:p text:style-name="P2"><text:tab/><text:tab/>print(“Arrivederci!”)</text:p>
      <text:p text:style-name="P2"><text:tab/><text:tab/>break</text:p>
      <text:p text:style-name="P2"><text:tab/>else:</text:p>
      <text:p text:style-name="P2"><text:tab/><text:tab/>print(assistente_virtuale(comando_utente))</text:p>
      <text:p text:style-name="P2"/>
      <text:p text:style-name="P2">********************************************************************</text:p>
      <text:p text:style-name="P2"/>
      <text:p text:style-name="P2">Ho aggiunto il from datetime <text:s/>nell’import, ho semplificato i comandi utilizzando l’inserimento di numeri gestiti come stringhe (1,2,3,0).</text:p>
      <text:p text:style-name="P3"/>
      <text:p text:style-name="P3">Ho tolto l’output all’interno della funzione assistente_virtuale e li ho sostituiti con un return di una stringa che viene poi scritta in output all’interno del ciclo while.</text:p>
      <text:p text:style-name="P2"/>
      <text:p text:style-name="P2">In qualsiasi altro caso diverso da questi numeri la funzione assistente_virtuale restituisce una stringa “non ho capito la tua domanda”.</text:p>
      <text:p text:style-name="P2"/>
      <text:p text:style-name="P2">Per uscire dal ciclo è necessario premere il tasto “0”.</text:p>
      <text:p text:style-name="P2"/>
      <text:p text:style-name="P2"><text:span text:style-name="T1">Input</text:span> 1 <text:span text:style-name="T1">viene restituito una stringa con il calcolo della data di oggi in formato d/m/y</text:span></text:p>
      <text:p text:style-name="P3">Input 2 viene restituito una stringa con il calcolo dell’ora attuale in formato H:M</text:p>
      <text:p text:style-name="P3">Input 3 viene restituito una stringa “Mi chiamo assistente virtuale”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0:08:47.207000000</meta:creation-date>
    <dc:date>2024-11-15T11:18:10.584000000</dc:date>
    <meta:editing-duration>PT3M51S</meta:editing-duration>
    <meta:editing-cycles>1</meta:editing-cycles>
    <meta:document-statistic meta:table-count="0" meta:image-count="0" meta:object-count="0" meta:page-count="1" meta:paragraph-count="30" meta:word-count="177" meta:character-count="1491" meta:non-whitespace-character-count="1317"/>
    <meta:generator>LibreOffice/24.8.2.1$Windows_X86_64 LibreOffice_project/0f794b6e29741098670a3b95d60478a65d05ef13</meta:generator>
  </office:meta>
</office:document-meta>
</file>